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Sawasdee" svg:font-family="Sawasdee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WWNum1"/>
    <style:style style:name="P3" style:family="paragraph" style:parent-style-name="Standard" style:list-style-name="WWNum2"/>
    <style:style style:name="P4" style:family="paragraph" style:parent-style-name="Standard">
      <style:paragraph-properties fo:break-before="page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in" fo:margin-right="0in" fo:margin-top="0in" fo:margin-bottom="0in" fo:line-height="100%" fo:text-align="center" fo:text-indent="0in"/>
    </style:style>
    <style:style style:name="P8" style:family="paragraph">
      <style:paragraph-properties fo:margin-left="0in" fo:margin-right="0in" fo:margin-top="0in" fo:margin-bottom="0in" fo:line-height="100%" fo:text-indent="0in"/>
    </style:style>
    <style:style style:name="P9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600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Sawasdee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 style:list-style-name="L16">
      <style:graphic-properties draw:stroke="solid" svg:stroke-width="0.0402in" svg:stroke-color="#000000" draw:marker-start="" draw:marker-start-width="0.139in" draw:marker-start-center="false" draw:marker-end="" draw:marker-end-width="0.139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4" style:family="graphic" style:list-style-name="L17">
      <style:graphic-properties draw:stroke="solid" svg:stroke-width="0.0402in" svg:stroke-color="#000000" draw:marker-start="" draw:marker-start-width="0.139in" draw:marker-start-center="false" draw:marker-end="" draw:marker-end-width="0.139in" draw:marker-end-center="false" draw:fill="solid" draw:fill-color="#ffffff" draw:textarea-horizontal-align="justify" draw:textarea-vertical-align="middle" draw:auto-grow-height="fals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5" style:family="graphic" style:list-style-name="L18">
      <style:graphic-properties draw:stroke="solid" svg:stroke-width="0.0402in" svg:stroke-color="#000000" draw:marker-start="" draw:marker-start-width="0.139in" draw:marker-start-center="false" draw:marker-end="" draw:marker-end-width="0.139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6" style:family="graphic" style:list-style-name="L19">
      <style:graphic-properties draw:stroke="solid" svg:stroke-width="0.0402in" svg:stroke-color="#000000" draw:marker-start="" draw:marker-start-width="0.139in" draw:marker-start-center="false" draw:marker-end="" draw:marker-end-width="0.139in" draw:marker-end-center="false" draw:fill="solid" draw:fill-color="#ffffff" draw:textarea-horizontal-align="justify" draw:textarea-vertical-align="middle" draw:auto-grow-height="fals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7" style:family="graphic" style:list-style-name="L20">
      <style:graphic-properties draw:stroke="solid" svg:stroke-width="0.0402in" svg:stroke-color="#000000" draw:marker-start="" draw:marker-start-width="0.139in" draw:marker-start-center="false" draw:marker-end="" draw:marker-end-width="0.139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8" style:family="graphic" style:list-style-name="L21">
      <style:graphic-properties draw:stroke="solid" svg:stroke-width="0.0402in" svg:stroke-color="#000000" draw:marker-start="" draw:marker-start-width="0.139in" draw:marker-start-center="false" draw:marker-end="" draw:marker-end-width="0.139in" draw:marker-end-center="false" draw:fill="solid" draw:fill-color="#ffffff" draw:textarea-horizontal-align="justify" draw:textarea-vertical-align="middle" draw:auto-grow-height="fals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9" style:family="graphic" style:list-style-name="L22">
      <style:graphic-properties draw:stroke="solid" svg:stroke-width="0.0402in" svg:stroke-color="#000000" draw:marker-start="" draw:marker-start-width="0.139in" draw:marker-start-center="false" draw:marker-end="" draw:marker-end-width="0.139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0" style:family="graphic" style:list-style-name="L23">
      <style:graphic-properties draw:stroke="solid" svg:stroke-width="0.0402in" svg:stroke-color="#000000" draw:marker-start="" draw:marker-start-width="0.139in" draw:marker-start-center="false" draw:marker-end="" draw:marker-end-width="0.139in" draw:marker-end-center="false" draw:fill="solid" draw:fill-color="#ffffff" draw:textarea-horizontal-align="justify" draw:textarea-vertical-align="middle" draw:auto-grow-height="fals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1" style:family="graphic" style:list-style-name="L24">
      <style:graphic-properties draw:stroke="solid" svg:stroke-width="0.0402in" svg:stroke-color="#000000" draw:marker-start="" draw:marker-start-width="0.139in" draw:marker-start-center="false" draw:marker-end="" draw:marker-end-width="0.139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2" style:family="graphic" style:list-style-name="L25">
      <style:graphic-properties draw:stroke="solid" svg:stroke-width="0.0402in" svg:stroke-color="#000000" draw:marker-start="" draw:marker-start-width="0.139in" draw:marker-start-center="false" draw:marker-end="" draw:marker-end-width="0.139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3" style:family="graphic" style:list-style-name="L26">
      <style:graphic-properties draw:stroke="none" svg:stroke-width="0.0402in" svg:stroke-color="#000000" draw:marker-start="" draw:marker-start-width="0.139in" draw:marker-start-center="false" draw:marker-end="" draw:marker-end-width="0.139in" draw:marker-end-center="false" draw:fill="none" draw:fill-color="#ffffff" draw:textarea-horizontal-align="left" draw:auto-grow-height="true" draw:auto-grow-width="true" fo:min-height="0.2173in" fo:min-width="0.088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27">
      <style:graphic-properties draw:stroke="solid" svg:stroke-width="0.0402in" svg:stroke-color="#000000" draw:marker-start="" draw:marker-start-width="0.139in" draw:marker-start-center="false" draw:marker-end="" draw:marker-end-width="0.139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5" style:family="graphic" style:list-style-name="L28">
      <style:graphic-properties draw:stroke="none" svg:stroke-width="0.0402in" svg:stroke-color="#000000" draw:marker-start="" draw:marker-start-width="0.139in" draw:marker-start-center="false" draw:marker-end="" draw:marker-end-width="0.139in" draw:marker-end-center="false" draw:fill="none" draw:fill-color="#ffffff" draw:textarea-horizontal-align="left" draw:auto-grow-height="true" draw:auto-grow-width="true" fo:min-height="0.2173in" fo:min-width="0.088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29">
      <style:graphic-properties draw:stroke="solid" svg:stroke-width="0.0402in" svg:stroke-color="#000000" draw:marker-start="" draw:marker-start-width="0.139in" draw:marker-start-center="false" draw:marker-end="" draw:marker-end-width="0.139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7" style:family="graphic" style:list-style-name="L3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047in" fo:min-width="0.664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31">
      <style:graphic-properties draw:stroke="dash" draw:stroke-dash="Fine_20_Dashed" svg:stroke-width="0.0598in" svg:stroke-color="#ff3300" draw:marker-start="" draw:marker-start-width="0.2598in" draw:marker-start-center="false" draw:marker-end="" draw:marker-end-width="0.2598in" draw:marker-end-center="false" draw:fill="solid" draw:fill-color="#ffffff" draw:opacity="0%" draw:textarea-horizontal-align="justify" draw:textarea-vertical-align="middle" draw:auto-grow-height="false" fo:padding-top="0.0791in" fo:padding-bottom="0.0791in" fo:padding-left="0.1283in" fo:padding-right="0.1283in" draw:shadow="hidden" draw:shadow-offset-x="0.0783in" draw:shadow-offset-y="0.0783in" draw:shadow-color="#808080" draw:shadow-opacity="0%" style:run-through="foreground"/>
    </style:style>
    <style:style style:name="gr19" style:family="graphic" style:list-style-name="L32">
      <style:graphic-properties draw:stroke="solid" svg:stroke-width="0.1201in" svg:stroke-color="#ff3300" draw:marker-start="" draw:marker-start-width="0.4398in" draw:marker-start-center="false" draw:marker-end="Arrow" draw:marker-end-width="0.4799in" draw:marker-end-center="false" draw:fill="none" draw:fill-color="#729fcf" draw:textarea-horizontal-align="justify" draw:textarea-vertical-align="middle" fo:padding-top="0.1091in" fo:padding-bottom="0.1091in" fo:padding-left="0.1583in" fo:padding-right="0.1583in" draw:shadow="hidden" draw:shadow-offset-x="0.0783in" draw:shadow-offset-y="0.0783in" draw:shadow-color="#808080" style:run-through="foreground"/>
    </style:style>
    <style:style style:name="gr20" style:family="graphic" style:list-style-name="L33">
      <style:graphic-properties draw:stroke="dash" draw:stroke-dash="Fine_20_Dashed" svg:stroke-width="0.0598in" svg:stroke-color="#ff3300" draw:marker-start="" draw:marker-start-width="0.2598in" draw:marker-start-center="false" draw:marker-end="" draw:marker-end-width="0.2598in" draw:marker-end-center="false" draw:fill="solid" draw:fill-color="#ffffff" draw:opacity="0%" draw:textarea-horizontal-align="justify" draw:textarea-vertical-align="middle" draw:auto-grow-height="false" fo:padding-top="0.0791in" fo:padding-bottom="0.0791in" fo:padding-left="0.1283in" fo:padding-right="0.1283in" draw:shadow="hidden" draw:shadow-offset-x="0.0783in" draw:shadow-offset-y="0.0783in" draw:shadow-color="#808080" draw:shadow-opacity="0%" style:run-through="foreground"/>
    </style:style>
    <style:style style:name="gr21" style:family="graphic" style:list-style-name="L34">
      <style:graphic-properties draw:stroke="solid" svg:stroke-width="0.1201in" svg:stroke-color="#ff3300" draw:marker-start="" draw:marker-start-width="0.4398in" draw:marker-start-center="false" draw:marker-end="Arrow" draw:marker-end-width="0.4799in" draw:marker-end-center="false" draw:fill="none" draw:fill-color="#729fcf" draw:textarea-horizontal-align="justify" draw:textarea-vertical-align="middle" fo:padding-top="0.1091in" fo:padding-bottom="0.1091in" fo:padding-left="0.1583in" fo:padding-right="0.1583in" draw:shadow="hidden" draw:shadow-offset-x="0.0783in" draw:shadow-offset-y="0.0783in" draw:shadow-color="#808080" style:run-through="foreground"/>
    </style:style>
    <style:style style:name="gr22" style:family="graphic" style:list-style-name="L35">
      <style:graphic-properties draw:stroke="solid" svg:stroke-width="0.0402in" svg:stroke-color="#000000" draw:marker-start="" draw:marker-start-width="0.139in" draw:marker-start-center="false" draw:marker-end="" draw:marker-end-width="0.139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3" style:family="graphic" style:list-style-name="L36">
      <style:graphic-properties draw:stroke="solid" svg:stroke-width="0.0402in" svg:stroke-color="#000000" draw:marker-start="" draw:marker-start-width="0.139in" draw:marker-start-center="false" draw:marker-end="" draw:marker-end-width="0.139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4" style:family="graphic" style:list-style-name="L37">
      <style:graphic-properties draw:stroke="none" svg:stroke-width="0.0402in" svg:stroke-color="#000000" draw:marker-start="" draw:marker-start-width="0.139in" draw:marker-start-center="false" draw:marker-end="" draw:marker-end-width="0.139in" draw:marker-end-center="false" draw:fill="none" draw:fill-color="#ffffff" draw:textarea-horizontal-align="left" draw:auto-grow-height="true" draw:auto-grow-width="true" fo:min-height="0.2173in" fo:min-width="0.0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3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1.3902in" fo:min-width="3.03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39">
      <style:graphic-properties draw:stroke="solid" svg:stroke-width="0.0402in" svg:stroke-color="#000000" draw:marker-start="" draw:marker-start-width="0.139in" draw:marker-start-center="false" draw:marker-end="" draw:marker-end-width="0.139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7" style:family="graphic" style:list-style-name="L40">
      <style:graphic-properties draw:stroke="solid" svg:stroke-width="0.0402in" svg:stroke-color="#000000" draw:marker-start="" draw:marker-start-width="0.139in" draw:marker-start-center="false" draw:marker-end="" draw:marker-end-width="0.139in" draw:marker-end-center="false" draw:fill="solid" draw:fill-color="#ffffff" draw:textarea-horizontal-align="justify" draw:textarea-vertical-align="middle" draw:auto-grow-height="fals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Game Concept Document</text:span></text:p>
      <text:p text:style-name="Standard"/>
      <text:p text:style-name="Standard"><text:span text:style-name="T1">Name:</text:span> <text:s/>Mobiles</text:p>
      <text:p text:style-name="Standard"><text:span text:style-name="T1">Author</text:span>: <text:s/>Galen</text:p>
      <text:p text:style-name="Standard"/>
      <text:p text:style-name="Standard"><text:span text:style-name="T1">Overview and vision statement:</text:span></text:p>
      <text:p text:style-name="P1"/>
      <text:p text:style-name="Standard">Mobiles is a beautiful action puzzle game, where players use available pieces to quickly build balanced hanging mobiles.</text:p>
      <text:p text:style-name="Standard"/>
      <text:p text:style-name="Standard">The primary goal is to be fun and involving. <text:s/>Like an action-based sudoko, requiring balance at each level, and solving complex problems.</text:p>
      <text:p text:style-name="Standard"/>
      <text:p text:style-name="Standard">It is also designed as a mathematics learning tool, since arm lengths and masses will be displayed.</text:p>
      <text:p text:style-name="Standard"/>
      <text:p text:style-name="Standard"/>
      <text:p text:style-name="Standard"/>
      <text:p text:style-name="Standard"><text:span text:style-name="T1">Audience, platform, and marketing</text:span></text:p>
      <text:p text:style-name="Standard"/>
      <text:p text:style-name="Standard">General audience, playable by adults and children.</text:p>
      <text:p text:style-name="Standard"/>
      <text:p text:style-name="Standard">Mobile/tablet platform. <text:s/>Start with android/processing.</text:p>
      <text:p text:style-name="Standard"/>
      <text:p text:style-name="Standard">Marketing on play store. <text:s/>Possibly also testing using platforms such as kongregate. (see kingdom rush test game)</text:p>
      <text:p text:style-name="Standard"/>
      <text:p text:style-name="P1"/>
      <text:p text:style-name="P4"><text:span text:style-name="T1">Gameplay</text:span></text:p>
      <text:p text:style-name="P1"/>
      <text:p text:style-name="Standard"><text:span text:style-name="T2">Players click and drag pieces (arms and masses) to attach together as a mobile that balances. <text:s/>All pieces must be used. <text:s/>Sometimes additional challenges will be printed on the screen at the beginning of a round.</text:span></text:p>
      <text:p text:style-name="P1"/>
      <text:p text:style-name="P1"/>
      <text:p text:style-name="Standard"><text:span text:style-name="T1">Pieces</text:span>:</text:p>
      <text:list xml:id="list5256219584180797178" text:style-name="WWNum1">
        <text:list-item>
          <text:p text:style-name="P2"><text:span text:style-name="T1">arms</text:span> – having middle string location</text:p>
        </text:list-item>
        <text:list-item>
          <text:p text:style-name="P2"><text:span text:style-name="T1">masses – </text:span><text:span text:style-name="T2">having a particular mass (number, color and size can reflect mass)</text:span></text:p>
        </text:list-item>
      </text:list>
      <text:p text:style-name="P1"/>
      <text:p text:style-name="P1"/>
      <text:p text:style-name="Standard"><text:span text:style-name="T1">Actions: <text:s/></text:span></text:p>
      <text:list xml:id="list550997189202498180" text:style-name="WWNum2">
        <text:list-item>
          <text:p text:style-name="P3"><text:span text:style-name="T1">drag pieces into place</text:span></text:p>
        </text:list-item>
        <text:list-item>
          <text:p text:style-name="P3"><text:span text:style-name="T1">slide arms left and right to balance</text:span></text:p>
        </text:list-item>
      </text:list>
      <text:p text:style-name="P1"/>
      <text:p text:style-name="P1"/>
      <text:p text:style-name="P1"><draw:g text:anchor-type="paragraph" draw:z-index="0" draw:style-name="gr1"><draw:g draw:style-name="gr2"><draw:line draw:style-name="gr3" draw:text-style-name="P6" svg:x1="0.6209in" svg:y1="5.1177in" svg:x2="0.6209in" svg:y2="5.3504in"><text:p/></draw:line><draw:custom-shape draw:style-name="gr4" draw:text-style-name="P6" svg:width="0.4461in" svg:height="0.4098in" svg:x="0.3949in" svg:y="5.3504in"><text:p text:style-name="P7"><text:span text:style-name="T3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2"><draw:line draw:style-name="gr5" draw:text-style-name="P6" svg:x1="1.0339in" svg:y1="5.2055in" svg:x2="1.0339in" svg:y2="5.4382in"><text:p/></draw:line><draw:custom-shape draw:style-name="gr6" draw:text-style-name="P6" svg:width="0.2524in" svg:height="0.2331in" svg:x="0.9102in" svg:y="5.4386in"><text:p text:style-name="P7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6" svg:x1="1.0339in" svg:y1="5.2059in" svg:x2="1.0339in" svg:y2="5.4386in"><text:p/></draw:line><draw:custom-shape draw:style-name="gr8" draw:text-style-name="P6" svg:width="0.2524in" svg:height="0.2335in" svg:x="0.911in" svg:y="5.4386in"><text:p text:style-name="P7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2"><draw:line draw:style-name="gr9" draw:text-style-name="P6" svg:x1="1.3657in" svg:y1="5.2059in" svg:x2="1.3657in" svg:y2="5.4386in"><text:p/></draw:line><draw:custom-shape draw:style-name="gr10" draw:text-style-name="P6" svg:width="0.2531in" svg:height="0.2331in" svg:x="1.2311in" svg:y="5.4386in"><text:p text:style-name="P7"><text:span text:style-name="T3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2"><draw:line draw:style-name="gr11" draw:text-style-name="P6" svg:x1="1.9728in" svg:y1="5.1504in" svg:x2="4.5303in" svg:y2="5.1504in"><text:p/></draw:line><draw:line draw:style-name="gr12" draw:text-style-name="P6" svg:x1="3.2504in" svg:y1="4.8291in" svg:x2="3.2535in" svg:y2="5.1287in"><text:p/></draw:line><draw:frame draw:style-name="gr13" draw:text-style-name="P9" svg:width="0.3378in" svg:height="0.387in" svg:x="3.1539in" svg:y="5.1394in"><draw:text-box><text:p text:style-name="P8"><text:span text:style-name="T3">4</text:span></text:p></draw:text-box></draw:frame></draw:g><draw:g draw:style-name="gr2"><draw:line draw:style-name="gr14" draw:text-style-name="P6" svg:x1="1.8358in" svg:y1="5.8157in" svg:x2="4.6197in" svg:y2="5.8047in"><text:p/></draw:line><draw:frame draw:style-name="gr15" draw:text-style-name="P9" svg:width="0.3378in" svg:height="0.387in" svg:x="3.1299in" svg:y="5.8264in"><draw:text-box><text:p text:style-name="P8"><text:span text:style-name="T3">5</text:span></text:p></draw:text-box></draw:frame><draw:line draw:style-name="gr16" draw:text-style-name="P6" svg:x1="3.2264in" svg:y1="5.4937in" svg:x2="3.2295in" svg:y2="5.7933in"><text:p/></draw:line></draw:g><draw:frame draw:style-name="gr17" draw:text-style-name="P10" svg:width="1.0185in" svg:height="0.4949in" svg:x="0.2465in" svg:y="4.1201in"><draw:text-box><text:p text:style-name="P8"><text:span text:style-name="T4">Pieces</text:span><text:span text:style-name="T5">:</text:span></text:p></draw:text-box></draw:frame><draw:custom-shape draw:style-name="gr18" draw:text-style-name="P6" svg:width="2.7268in" svg:height="0.6323in" svg:x="1.8728in" svg:y="4.72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9" draw:text-style-name="P6" svg:x1="3.2358in" svg:y1="4.574in" svg:x2="2.835in" svg:y2="1.4366in"><text:p/></draw:line><draw:custom-shape draw:style-name="gr20" draw:text-style-name="P6" svg:width="0.7669in" svg:height="0.8213in" svg:x="0.2465in" svg:y="5.039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1" draw:text-style-name="P6" svg:x1="0.739in" svg:y1="5.0236in" svg:x2="1.2543in" svg:y2="2.5787in"><text:p/></draw:line><draw:g draw:style-name="gr2"><draw:line draw:style-name="gr22" draw:text-style-name="P6" svg:x1="1.2858in" svg:y1="0.7055in" svg:x2="3.8433in" svg:y2="0.7055in"><text:p/></draw:line><draw:line draw:style-name="gr23" draw:text-style-name="P6" svg:x1="2.5626in" svg:y1="0.3839in" svg:x2="2.5657in" svg:y2="0.6835in"><text:p/></draw:line><draw:frame draw:style-name="gr24" draw:text-style-name="P9" svg:width="0.3378in" svg:height="0.387in" svg:x="2.4665in" svg:y="0.6937in"><draw:text-box><text:p text:style-name="P8"><text:span text:style-name="T3">4</text:span></text:p></draw:text-box></draw:frame></draw:g><draw:frame draw:style-name="gr25" draw:text-style-name="P10" svg:width="3.8248in" svg:height="1.8248in" svg:x="3.1783in" svg:y="1.5256in"><draw:text-box><text:p text:style-name="P8"><text:span text:style-name="T5">1. start with an arm </text:span></text:p><text:p text:style-name="P8"><text:span text:style-name="T5"><text:s text:c="4"/></text:span><text:span text:style-name="T5">and drag it into place</text:span></text:p><text:p text:style-name="P8"><text:span text:style-name="T5">2. attach masses </text:span></text:p><text:p text:style-name="P8"><text:span text:style-name="T5"><text:s text:c="4"/></text:span><text:span text:style-name="T5">or other arms</text:span></text:p><text:p text:style-name="P8"><text:span text:style-name="T5">3. slide arms to adjust balance</text:span></text:p><text:p text:style-name="P8"><text:span text:style-name="T5">4. see if it balances!</text:span></text:p></draw:text-box></draw:frame><draw:g draw:style-name="gr2"><draw:line draw:style-name="gr26" draw:text-style-name="P6" svg:x1="1.2969in" svg:y1="0.7272in" svg:x2="1.2969in" svg:y2="0.9598in"><text:p/></draw:line><draw:custom-shape draw:style-name="gr27" draw:text-style-name="P6" svg:width="0.4476in" svg:height="0.4098in" svg:x="1.0709in" svg:y="0.961in"><text:p text:style-name="P7"><text:span text:style-name="T3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text:p>
      <text:p text:style-name="P4"><text:span text:style-name="T1">Characters (if applicable) - Not applicable at start</text:span></text:p>
      <text:p text:style-name="Standard"><text:span text:style-name="T1">Story (if applicable) - Not applicable at start</text:span></text:p>
      <text:p text:style-name="Standard"><text:span text:style-name="T1">World (if applicable) - Not applicable at start</text:span></text:p>
      <text:p text:style-name="Standard"><text:span text:style-name="T1">Media list</text:span></text:p>
      <text:p text:style-name="P1"/>
      <text:p text:style-name="Standard"><text:span text:style-name="T1">Later ideas, challenges &amp; expansions:</text:span></text:p>
      <text:p text:style-name="P1"/>
      <text:p text:style-name="Standard">A variety of challenges are imagined:</text:p>
      <text:p text:style-name="Standard"/>
      <text:p text:style-name="Standard">- more beautiful and interesting</text:p>
      <text:p text:style-name="Standard">- prime numbers</text:p>
      <text:p text:style-name="Standard">- partial information of masses (only visual)</text:p>
      <text:p text:style-name="Standard">- invisible parts</text:p>
      <text:p text:style-name="Standard">- speed</text:p>
      <text:p text:style-name="Standard">- randomly generated</text:p>
      <text:p text:style-name="Standard">- challenge friends</text:p>
      <text:p text:style-name="Standard">- fibonacci, fractals, and other math concepts (but only come upon these through fun)</text:p>
      <text:p text:style-name="Standard">- 3-D rotation</text:p>
      <text:p text:style-name="Standard"><text:tab/>- rotation to make certain colors when pieces overlap</text:p>
      <text:p text:style-name="Standard">- characters that walk along arms, dynamic game</text:p>
      <text:p text:style-name="Standard">- odd mass on left, patterns, etc etc.</text:p>
      <text:p text:style-name="Standard"><text:span text:style-name="T2">- reach/touch a certain horizontal or vertical point using mobile (e.g. long arm etc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Sawasdee" svg:font-family="Sawasdee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598in" draw:distance="0.0598in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2:01:30</meta:creation-date>
    <dc:language>en-US</dc:language>
    <meta:editing-cycles>0</meta:editing-cycles>
    <meta:editing-duration>P0D</meta:editing-duration>
    <meta:generator>LibreOffice/4.2.8.2$Linux_X86_64 LibreOffice_project/420m0$Build-2</meta:generator>
    <dc:date>2016-02-09T15:33:01.500227491</dc:date>
    <meta:document-statistic meta:table-count="0" meta:image-count="0" meta:object-count="0" meta:page-count="3" meta:paragraph-count="38" meta:word-count="291" meta:character-count="1803" meta:non-whitespace-character-count="1542"/>
  </office:meta>
</office:document-meta>
</file>